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center" style:tab-stop-distance="1in" fo:margin-left="0.5in" fo:margin-right="0in" fo:text-indent="-0.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.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left" style:tab-stop-distance="1in" fo:margin-left="0.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justify" fo:text-align-last="start" style:tab-stop-distance="1in" fo:margin-left="0.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8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9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3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00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3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0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4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0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4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1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5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1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5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2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6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80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2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6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7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8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50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58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4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</office:automatic-styles>
  <office:body>
    <office:presentation>
      <draw:page draw:name="Slide1" draw:style-name="a512" draw:master-page-name="Master1-Layout1-title-Slide-de-Título" presentation:presentation-page-layout-name="Master1-PPL1" draw:id="Slide-256">
        <draw:frame draw:id="id157" presentation:style-name="a523" draw:name="Rectangle 3" svg:x="5in" svg:y="3.16394in" svg:width="5in" svg:height="2.03051in" presentation:class="subtitle" presentation:placeholder="false">
          <draw:text-box>
            <text:p text:style-name="a514" text:class-names="" text:cond-style-name=""><text:span text:style-name="a513" text:class-names="">Nome Completo</text:span></text:p>
            <text:p text:style-name="a516" text:class-names="" text:cond-style-name=""><text:span text:style-name="a515" text:class-names="">Nome completo</text:span></text:p>
            <text:p text:style-name="a518" text:class-names="" text:cond-style-name=""><text:span text:style-name="a517" text:class-names=""/></text:p>
            <text:p text:style-name="a520" text:class-names="" text:cond-style-name=""><text:span text:style-name="a519" text:class-names="">Orientador: xxxxxxxxxxx</text:span></text:p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58" draw:style-name="a526" draw:name="Título 4" svg:x="0.7541in" svg:y="1.67652in" svg:width="9.2459in" svg:height="1.06392in">
          <draw:text-box>
            <text:p text:style-name="a525" text:class-names="" text:cond-style-name=""><text:span text:style-name="a524" text:class-names="">TITULO DO PROJETO DESENVOLVIDO PELA EQUIPE</text:span></text:p>
          </draw:text-box>
          <svg:title/>
          <svg:desc/>
        </draw:frame>
      </draw:page>
      <draw:page draw:name="Slide5" draw:style-name="a527" draw:master-page-name="Master1-Layout2-obj-Título-e-Conteúdo" presentation:presentation-page-layout-name="Master1-PPL2" draw:id="Slide-260">
        <draw:frame draw:id="id159" presentation:style-name="a530" draw:name="Rectangle 2" svg:x="0.83333in" svg:y="0.83333in" svg:width="9.41667in" svg:height="0.98634in" presentation:class="title" presentation:placeholder="false">
          <draw:text-box>
            <text:p text:style-name="a529" text:class-names="" text:cond-style-name=""><text:span text:style-name="a528" text:class-names="">INTRODUÇÃO</text:span></text:p>
          </draw:text-box>
          <svg:title/>
          <svg:desc/>
        </draw:frame>
        <draw:frame draw:id="id160" presentation:style-name="a537" draw:name="Rectangle 3" svg:x="1in" svg:y="2.58333in" svg:width="8.75in" svg:height="4.08333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Escreva aqui..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2-obj-Título-e-Conteúdo" presentation:presentation-page-layout-name="Master1-PPL2" draw:id="Slide-261">
        <draw:frame draw:id="id161" presentation:style-name="a541" draw:name="Rectangle 2" svg:x="0.83333in" svg:y="0.83333in" svg:width="9.41667in" svg:height="0.98634in" presentation:class="title" presentation:placeholder="false">
          <draw:text-box>
            <text:p text:style-name="a540" text:class-names="" text:cond-style-name=""><text:span text:style-name="a539" text:class-names="">JUSTIFICATIVA</text:span></text:p>
          </draw:text-box>
          <svg:title/>
          <svg:desc/>
        </draw:frame>
        <draw:frame draw:id="id162" presentation:style-name="a548" draw:name="Rectangle 3" svg:x="1in" svg:y="2.58333in" svg:width="8.75in" svg:height="4.08333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Escreva aqui...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10" draw:style-name="a549" draw:master-page-name="Master1-Layout2-obj-Título-e-Conteúdo" presentation:presentation-page-layout-name="Master1-PPL2" draw:id="Slide-265">
        <draw:frame draw:id="id163" presentation:style-name="a552" draw:name="Rectangle 2" svg:x="0.83333in" svg:y="0.83333in" svg:width="9.41667in" svg:height="0.98634in" presentation:class="title" presentation:placeholder="false">
          <draw:text-box>
            <text:p text:style-name="a551" text:class-names="" text:cond-style-name=""><text:span text:style-name="a550" text:class-names="">OBJETIVOS</text:span></text:p>
          </draw:text-box>
          <svg:title/>
          <svg:desc/>
        </draw:frame>
        <draw:frame draw:id="id164" presentation:style-name="a559" draw:name="Rectangle 3" svg:x="1in" svg:y="2.58333in" svg:width="8.75in" svg:height="4.08333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Escreva aqui..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2-obj-Título-e-Conteúdo" presentation:presentation-page-layout-name="Master1-PPL2" draw:id="Slide-266">
        <draw:frame draw:id="id165" presentation:style-name="a563" draw:name="Rectangle 2" svg:x="0.83333in" svg:y="0.83333in" svg:width="9.41667in" svg:height="0.98634in" presentation:class="title" presentation:placeholder="false">
          <draw:text-box>
            <text:p text:style-name="a562" text:class-names="" text:cond-style-name=""><text:span text:style-name="a561" text:class-names="">METODOLOGIA</text:span></text:p>
          </draw:text-box>
          <svg:title/>
          <svg:desc/>
        </draw:frame>
        <draw:frame draw:id="id166" presentation:style-name="a570" draw:name="Rectangle 3" svg:x="1in" svg:y="2.58333in" svg:width="8.75in" svg:height="4.08333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Escreva aqui...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2" draw:style-name="a571" draw:master-page-name="Master1-Layout2-obj-Título-e-Conteúdo" presentation:presentation-page-layout-name="Master1-PPL2" draw:id="Slide-267">
        <draw:frame draw:id="id167" presentation:style-name="a574" draw:name="Rectangle 2" svg:x="0.83333in" svg:y="0.83333in" svg:width="9.41667in" svg:height="0.98634in" presentation:class="title" presentation:placeholder="false">
          <draw:text-box>
            <text:p text:style-name="a573" text:class-names="" text:cond-style-name=""><text:span text:style-name="a572" text:class-names="">TECNOLOGIAS UTILIZADAS</text:span></text:p>
          </draw:text-box>
          <svg:title/>
          <svg:desc/>
        </draw:frame>
        <draw:frame draw:id="id168" presentation:style-name="a590" draw:name="Rectangle 3" svg:x="1in" svg:y="2.58333in" svg:width="8.75in" svg:height="4.08333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TML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CSS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JAVASCRIPT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MYSQL...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2-obj-Título-e-Conteúdo" presentation:presentation-page-layout-name="Master1-PPL2" draw:id="Slide-268">
        <draw:frame draw:id="id169" presentation:style-name="a594" draw:name="Rectangle 2" svg:x="0.83333in" svg:y="0.83333in" svg:width="9.41667in" svg:height="0.98634in" presentation:class="title" presentation:placeholder="false">
          <draw:text-box>
            <text:p text:style-name="a593" text:class-names="" text:cond-style-name=""><text:span text:style-name="a592" text:class-names="">MATERIAL E MÉTODOS</text:span></text:p>
          </draw:text-box>
          <svg:title/>
          <svg:desc/>
        </draw:frame>
        <draw:frame draw:id="id170" presentation:style-name="a607" draw:name="Rectangle 3" svg:x="1in" svg:y="2.58333in" svg:width="8.75in" svg:height="4.08333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Visão Geral do Produto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Requisitos Funcionais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Requisitos Não Funcionais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7" draw:style-name="a608" draw:master-page-name="Master1-Layout2-obj-Título-e-Conteúdo" presentation:presentation-page-layout-name="Master1-PPL2" draw:id="Slide-262">
        <draw:frame draw:id="id171" presentation:style-name="a611" draw:name="Rectangle 2" svg:x="0.83333in" svg:y="0.83333in" svg:width="9.41667in" svg:height="1.37979in" presentation:class="title" presentation:placeholder="false">
          <draw:text-box>
            <text:p text:style-name="a610" text:class-names="" text:cond-style-name=""><text:span text:style-name="a609" text:class-names="">DIAGRAMA ENTIDADE RELACIONAMENTO<text:line-break/>OU DIAGRAMA DE LIGAÇÃO</text:span></text:p>
          </draw:text-box>
          <svg:title/>
          <svg:desc/>
        </draw:frame>
        <draw:frame draw:id="id172" presentation:style-name="a618" draw:name="Rectangle 3" svg:x="1in" svg:y="2.58333in" svg:width="8.75in" svg:height="4.08333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Escreva aqui..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8" draw:style-name="a619" draw:master-page-name="Master1-Layout2-obj-Título-e-Conteúdo" presentation:presentation-page-layout-name="Master1-PPL2" draw:id="Slide-263">
        <draw:frame draw:id="id173" presentation:style-name="a622" draw:name="Rectangle 2" svg:x="0.83333in" svg:y="0.83333in" svg:width="9.41667in" svg:height="0.98634in" presentation:class="title" presentation:placeholder="false">
          <draw:text-box>
            <text:p text:style-name="a621" text:class-names="" text:cond-style-name=""><text:span text:style-name="a620" text:class-names="">APRESENTAÇÃO DE RESULTADOS</text:span></text:p>
          </draw:text-box>
          <svg:title/>
          <svg:desc/>
        </draw:frame>
        <draw:frame draw:id="id174" presentation:style-name="a629" draw:name="Rectangle 3" svg:x="1in" svg:y="2.58333in" svg:width="8.75in" svg:height="4.08333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Escreva aqui..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2-obj-Título-e-Conteúdo" presentation:presentation-page-layout-name="Master1-PPL2" draw:id="Slide-269">
        <draw:frame draw:id="id175" presentation:style-name="a633" draw:name="Rectangle 2" svg:x="0.81694in" svg:y="1.22951in" svg:width="9.18306in" svg:height="0.60656in" presentation:class="title" presentation:placeholder="false">
          <draw:text-box>
            <text:p text:style-name="a632" text:class-names="" text:cond-style-name=""><text:span text:style-name="a631" text:class-names="">CONSIDERAÇÕES FINAIS</text:span></text:p>
          </draw:text-box>
          <svg:title/>
          <svg:desc/>
        </draw:frame>
        <draw:frame draw:id="id176" presentation:style-name="a640" draw:name="Rectangle 3" svg:x="1in" svg:y="2.58333in" svg:width="8.75in" svg:height="4.08333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Escreva aqui...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9" draw:style-name="a641" draw:master-page-name="Master1-Layout2-obj-Título-e-Conteúdo" presentation:presentation-page-layout-name="Master1-PPL2" draw:id="Slide-264">
        <draw:frame draw:id="id177" presentation:style-name="a644" draw:name="Rectangle 2" svg:x="0.83333in" svg:y="0.83333in" svg:width="9.41667in" svg:height="0.98634in" presentation:class="title" presentation:placeholder="false">
          <draw:text-box>
            <text:p text:style-name="a643" text:class-names="" text:cond-style-name=""><text:span text:style-name="a642" text:class-names="">REFERÊNCIAS</text:span></text:p>
          </draw:text-box>
          <svg:title/>
          <svg:desc/>
        </draw:frame>
        <draw:frame draw:id="id178" presentation:style-name="a651" draw:name="Rectangle 3" svg:x="1in" svg:y="2.58333in" svg:width="8.75in" svg:height="4.08333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Escreva aqui...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subtitle" svg:x="5.11111in" svg:y="3.20139in" svg:width="4in" svg:height="1.99306in"/>
      <presentation:placeholder presentation:object="title" svg:x="1.02431in" svg:y="1.55903in" svg:width="8.5in" svg:height="1.25in"/>
      <presentation:placeholder presentation:object="date-time" svg:x="2.91667in" svg:y="7.16667in" svg:width="2.08333in" svg:height="0.33333in"/>
      <presentation:placeholder presentation:object="footer" svg:x="5.68229in" svg:y="7.16667in" svg:width="3.58681in" svg:height="0.33333in"/>
      <presentation:placeholder presentation:object="page-number" svg:x="0.01042in" svg:y="6.52083in" svg:width="0.64236in" svg:height="0.96875in"/>
    </style:presentation-page-layout>
    <style:presentation-page-layout style:name="Master1-PPL2" style:display-name="Título e Conteúdo">
      <presentation:placeholder presentation:object="title" svg:x="1in" svg:y="0.83333in" svg:width="8.75in" svg:height="1.25in"/>
      <presentation:placeholder presentation:object="object" svg:x="1in" svg:y="2.58333in" svg:width="8.75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3" style:display-name="Cabeçalho da Seção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4" style:display-name="Duas Partes de Conteúdo">
      <presentation:placeholder presentation:object="title" svg:x="1in" svg:y="0.83333in" svg:width="8.75in" svg:height="1.25in"/>
      <presentation:placeholder presentation:object="object" svg:x="1in" svg:y="2.58333in" svg:width="4.29167in" svg:height="4.08333in"/>
      <presentation:placeholder presentation:object="object" svg:x="5.45833in" svg:y="2.58333in" svg:width="4.29167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5" style:display-name="Comparação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6" style:display-name="Somente Título">
      <presentation:placeholder presentation:object="title" svg:x="1in" svg:y="0.83333in" svg:width="8.75in" svg:height="1.25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7" style:display-name="Em Branco"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8" style:display-name="Conteúdo com Legenda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9" style:display-name="Imagem com Legenda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10" style:display-name="Título e Texto Vertical">
      <presentation:placeholder presentation:object="title" svg:x="1in" svg:y="0.83333in" svg:width="8.75in" svg:height="1.25in"/>
      <presentation:placeholder presentation:object="outline" svg:x="1in" svg:y="2.58333in" svg:width="8.75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presentation-page-layout style:name="Master1-PPL11" style:display-name="Texto e Título Vertical">
      <presentation:placeholder presentation:object="title" svg:x="7.5625in" svg:y="0.83333in" svg:width="2.1875in" svg:height="5.83333in"/>
      <presentation:placeholder presentation:object="outline" svg:x="1in" svg:y="0.83333in" svg:width="6.39583in" svg:height="5.83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50347in" svg:width="0.64236in" svg:height="0.9687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in)" draw:stroke="none"/>
    </style:style>
    <style:style style:family="text" style:name="a7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in, 0in, 0in, 0in)" draw:stroke="none"/>
    </style:style>
    <style:style style:family="text" style:name="a3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draw:fill="none" fo:clip="rect(0in, 0in, 0in, 0in)" draw:stroke="none"/>
    </style:style>
    <style:style style:family="text" style:name="a124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in, 0in, 0in, 0in)" draw:stroke="none"/>
    </style:style>
    <style:style style:family="text" style:name="a34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fo:clip="rect(0in, 0in, 0in, 0in)" draw:stroke="none"/>
    </style:style>
    <style:style style:family="text" style:name="a47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6" style:parent-style-name="Graphics">
      <style:graphic-properties draw:fill="none" fo:clip="rect(0in, 0in, 0in, 0in)" draw:stroke="none"/>
    </style:style>
    <style:style style:family="text" style:name="a157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89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6" style:parent-style-name="Graphics">
      <style:graphic-properties draw:fill="none" fo:clip="rect(0in, 0in, 0in, 0in)" draw:stroke="none"/>
    </style:style>
    <style:style style:family="text" style:name="a287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 style:parent-style-name="Graphics">
      <style:graphic-properties draw:fill="none" fo:clip="rect(0in, 0in, 0in, 0in)" draw:stroke="non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.05in" fo:padding-bottom="0.05in" fo:padding-left="0.1in" fo:padding-right="0.1in" draw:textarea-vertical-align="middle" draw:textarea-horizontal-align="center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text:list-style style:name="a22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43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35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8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190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35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48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8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5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8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5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87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5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5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25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8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7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3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441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23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4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3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90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93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96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34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81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47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8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187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4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6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32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35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35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8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Capsulas" style:page-layout-name="pageLayout1" draw:style-name="a0">
      <draw:g draw:name="Group 22" draw:id="id0">
        <svg:title/>
        <svg:desc/>
        <draw:custom-shape svg:x="0in" svg:y="0in" svg:width="0.83333in" svg:height="7.5in" draw:id="id11" draw:style-name="a41" draw:name="Rectangle 3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2" draw:style-name="a44" draw:name="Rectangle 4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" draw:style-name="a3" draw:name="AutoShape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" presentation:style-name="a6" draw:name="Rectangle 7" svg:x="1in" svg:y="0.83333in" svg:width="8.75in" svg:height="1.25in" presentation:class="title" presentation:placeholder="false">
        <draw:text-box>
          <text:p text:style-name="a5" text:class-names="" text:cond-style-name=""><text:span text:style-name="a4" text:class-names="">Clique para editar o estilo do título mestre</text:span></text:p>
        </draw:text-box>
        <svg:title/>
        <svg:desc/>
      </draw:frame>
      <draw:frame draw:id="id3" presentation:style-name="a22" draw:name="Rectangle 8" svg:x="1in" svg:y="2.58333in" svg:width="8.75in" svg:height="4.08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 para editar os estilos do texto mestr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í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Rectangle 13" svg:x="7.66667in" svg:y="7.16667in" svg:width="2.08333in" svg:height="0.33333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Rectangle 14" svg:x="3.21181in" svg:y="7.14063in" svg:width="3.16667in" svg:height="0.3333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Rectangle 15" svg:x="0.09201in" svg:y="6.50347in" svg:width="0.64236in" svg:height="0.9687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g draw:name="Group 21" draw:id="id7">
        <svg:title/>
        <svg:desc/>
        <draw:custom-shape svg:x="0.66667in" svg:y="2.16667in" svg:width="7.66667in" svg:height="0.34722in" draw:id="id9" draw:style-name="a35" draw:name="AutoShape 12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0" draw:style-name="a38" draw:name="AutoShape 20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8" draw:style-name="a32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</style:master-page>
    <style:master-page style:name="Master1-Layout1-title-Slide-de-Título" style:page-layout-name="pageLayout1" draw:style-name="a45">
      <draw:custom-shape svg:x="0in" svg:y="0in" svg:width="5in" svg:height="7.5in" draw:id="id13" draw:style-name="a48" draw:name="Rectangle 2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08333in" svg:width="5.66667in" svg:height="2.08333in" draw:id="id14" draw:style-name="a51" draw:name="AutoShape 3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8" draw:id="id15">
        <svg:title/>
        <svg:desc/>
        <draw:custom-shape svg:x="3.97222in" svg:y="5.34722in" svg:width="5.05903in" svg:height="0.34722in" draw:id="id22" draw:style-name="a70" draw:name="AutoShape 12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9.02083in" svg:y="5.34722in" svg:width="0.28472in" svg:height="0.34896in" draw:id="id23" draw:style-name="a73" draw:name="AutoShape 13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6" presentation:style-name="a54" draw:name="Rectangle 5" svg:x="5.11111in" svg:y="3.20139in" svg:width="4in" svg:height="1.99306in" presentation:class="subtitle" presentation:placeholder="false">
        <draw:text-box>
          <text:p text:style-name="a53" text:class-names="" text:cond-style-name=""><text:span text:style-name="a52" text:class-names="">Clique para editar o estilo do subtítulo mestre</text:span></text:p>
        </draw:text-box>
        <svg:title/>
        <svg:desc/>
      </draw:frame>
      <draw:frame draw:id="id17" presentation:style-name="a57" draw:name="Rectangle 19" svg:x="1.02431in" svg:y="1.55903in" svg:width="8.5in" svg:height="1.25in" presentation:class="title" presentation:placeholder="false">
        <draw:text-box>
          <text:p text:style-name="a56" text:class-names="" text:cond-style-name=""><text:span text:style-name="a55" text:class-names="">Clique para editar o estilo do título mestre</text:span></text:p>
        </draw:text-box>
        <svg:title/>
        <svg:desc/>
      </draw:frame>
      <draw:frame draw:id="id18" presentation:style-name="a60" draw:name="Rectangle 14" svg:x="2.91667in" svg:y="7.16667in" svg:width="2.08333in" svg:height="0.33333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9" presentation:style-name="a63" draw:name="Rectangle 15" svg:x="5.68229in" svg:y="7.16667in" svg:width="3.58681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0" presentation:style-name="a66" draw:name="Rectangle 17" svg:x="0.01042in" svg:y="6.52083in" svg:width="0.64236in" svg:height="0.9687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draw:frame draw:id="id21" draw:style-name="a67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</style:master-page>
    <style:master-page style:name="Master1-Layout2-obj-Título-e-Conteúdo" style:page-layout-name="pageLayout1" draw:style-name="a74">
      <draw:g draw:name="Group 22" draw:id="id24">
        <svg:title/>
        <svg:desc/>
        <draw:custom-shape svg:x="0in" svg:y="0in" svg:width="0.83333in" svg:height="7.5in" draw:id="id35" draw:layer="Master1-bg" draw:style-name="a115" draw:name="Rectangle 3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36" draw:layer="Master1-bg" draw:style-name="a118" draw:name="Rectangle 4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25" draw:layer="Master1-bg" draw:style-name="a77" draw:name="AutoShape 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26">
        <svg:title/>
        <svg:desc/>
        <draw:custom-shape svg:x="0.66667in" svg:y="2.16667in" svg:width="7.66667in" svg:height="0.34722in" draw:id="id33" draw:layer="Master1-bg" draw:style-name="a109" draw:name="AutoShape 12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34" draw:layer="Master1-bg" draw:style-name="a112" draw:name="AutoShape 20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27" draw:layer="Master1-bg" draw:style-name="a78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28" presentation:style-name="a81" draw:name="Título 1" svg:x="1in" svg:y="0.83333in" svg:width="8.75in" svg:height="1.25in" presentation:class="title" presentation:placeholder="false">
        <draw:text-box>
          <text:p text:style-name="a80" text:class-names="" text:cond-style-name=""><text:span text:style-name="a79" text:class-names="">Clique para editar o título Mestre</text:span></text:p>
        </draw:text-box>
        <svg:title/>
        <svg:desc/>
      </draw:frame>
      <draw:frame draw:id="id29" presentation:style-name="a97" draw:name="Espaço Reservado para Conteúdo 2" svg:x="1in" svg:y="2.58333in" svg:width="8.75in" svg:height="4.08333in" presentation:class="object" presentation:placeholder="false">
        <draw:text-box>
          <text:list text:style-name="a84">
            <text:list-item>
              <text:p text:style-name="a83" text:class-names="" text:cond-style-name=""><text:span text:style-name="a82" text:class-names="">Clique para editar os estilos de texto Mestres</text:span></text:p>
            </text:list-item>
          </text:list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name="Rectangle 13" svg:x="7.66667in" svg:y="7.16667in" svg:width="2.08333in" svg:height="0.33333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31" presentation:style-name="a103" draw:name="Rectangle 14" svg:x="3.21181in" svg:y="7.14063in" svg:width="3.16667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Rectangle 15" svg:x="0.09201in" svg:y="6.50347in" svg:width="0.64236in" svg:height="0.9687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119">
      <draw:g draw:name="Group 22" draw:id="id37">
        <svg:title/>
        <svg:desc/>
        <draw:custom-shape svg:x="0in" svg:y="0in" svg:width="0.83333in" svg:height="7.5in" draw:id="id48" draw:layer="Master1-bg" draw:style-name="a148" draw:name="Rectangle 3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49" draw:layer="Master1-bg" draw:style-name="a151" draw:name="Rectangle 4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38" draw:layer="Master1-bg" draw:style-name="a122" draw:name="AutoShape 5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39">
        <svg:title/>
        <svg:desc/>
        <draw:custom-shape svg:x="0.66667in" svg:y="2.16667in" svg:width="7.66667in" svg:height="0.34722in" draw:id="id46" draw:layer="Master1-bg" draw:style-name="a142" draw:name="AutoShape 12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47" draw:layer="Master1-bg" draw:style-name="a145" draw:name="AutoShape 20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40" draw:layer="Master1-bg" draw:style-name="a123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41" presentation:style-name="a126" draw:name="Título 1" svg:x="0.68229in" svg:y="1.86979in" svg:width="8.625in" svg:height="3.11979in" presentation:class="title" presentation:placeholder="false">
        <draw:text-box>
          <text:p text:style-name="a125" text:class-names="" text:cond-style-name=""><text:span text:style-name="a124" text:class-names="">Clique para editar o título Mestre</text:span></text:p>
        </draw:text-box>
        <svg:title/>
        <svg:desc/>
      </draw:frame>
      <draw:frame draw:id="id42" presentation:style-name="a130" draw:name="Espaço Reservado para Texto 2" svg:x="0.68229in" svg:y="5.0191in" svg:width="8.625in" svg:height="1.64062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que para editar os estilos de texto Mestres</text:span></text:p>
            </text:list-item>
          </text:list>
        </draw:text-box>
        <svg:title/>
        <svg:desc/>
      </draw:frame>
      <draw:frame draw:id="id43" presentation:style-name="a133" draw:name="Rectangle 13" svg:x="7.66667in" svg:y="7.16667in" svg:width="2.08333in" svg:height="0.33333in" presentation:class="date-time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44" presentation:style-name="a136" draw:name="Rectangle 14" svg:x="3.21181in" svg:y="7.14063in" svg:width="3.16667in" svg:height="0.33333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45" presentation:style-name="a139" draw:name="Rectangle 15" svg:x="0.09201in" svg:y="6.50347in" svg:width="0.64236in" svg:height="0.96875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52">
      <draw:g draw:name="Group 22" draw:id="id50">
        <svg:title/>
        <svg:desc/>
        <draw:custom-shape svg:x="0in" svg:y="0in" svg:width="0.83333in" svg:height="7.5in" draw:id="id62" draw:layer="Master1-bg" draw:style-name="a209" draw:name="Rectangle 3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63" draw:layer="Master1-bg" draw:style-name="a212" draw:name="Rectangle 4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51" draw:layer="Master1-bg" draw:style-name="a155" draw:name="AutoShape 5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52">
        <svg:title/>
        <svg:desc/>
        <draw:custom-shape svg:x="0.66667in" svg:y="2.16667in" svg:width="7.66667in" svg:height="0.34722in" draw:id="id60" draw:layer="Master1-bg" draw:style-name="a203" draw:name="AutoShape 12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61" draw:layer="Master1-bg" draw:style-name="a206" draw:name="AutoShape 20">
          <svg:title/>
          <svg:desc/>
          <text:p text:style-name="a205" text:class-names="" text:cond-style-name=""><text:span text:style-name="a2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53" draw:layer="Master1-bg" draw:style-name="a156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54" presentation:style-name="a159" draw:name="Título 1" svg:x="1in" svg:y="0.83333in" svg:width="8.75in" svg:height="1.25in" presentation:class="title" presentation:placeholder="false">
        <draw:text-box>
          <text:p text:style-name="a158" text:class-names="" text:cond-style-name=""><text:span text:style-name="a157" text:class-names="">Clique para editar o título Mestre</text:span></text:p>
        </draw:text-box>
        <svg:title/>
        <svg:desc/>
      </draw:frame>
      <draw:frame draw:id="id55" presentation:style-name="a175" draw:name="Espaço Reservado para Conteúdo 2" svg:x="1in" svg:y="2.58333in" svg:width="4.29167in" svg:height="4.08333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191" draw:name="Espaço Reservado para Conteúdo 3" svg:x="5.45833in" svg:y="2.58333in" svg:width="4.29167in" svg:height="4.08333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que para editar os estilos de texto Mestr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94" draw:name="Rectangle 13" svg:x="7.66667in" svg:y="7.16667in" svg:width="2.08333in" svg:height="0.33333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58" presentation:style-name="a197" draw:name="Rectangle 14" svg:x="3.21181in" svg:y="7.14063in" svg:width="3.16667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9" presentation:style-name="a200" draw:name="Rectangle 15" svg:x="0.09201in" svg:y="6.50347in" svg:width="0.64236in" svg:height="0.9687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3">
      <draw:g draw:name="Group 22" draw:id="id64">
        <svg:title/>
        <svg:desc/>
        <draw:custom-shape svg:x="0in" svg:y="0in" svg:width="0.83333in" svg:height="7.5in" draw:id="id78" draw:layer="Master1-bg" draw:style-name="a278" draw:name="Rectangle 3">
          <svg:title/>
          <svg:desc/>
          <text:p text:style-name="a277" text:class-names="" text:cond-style-name=""><text:span text:style-name="a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79" draw:layer="Master1-bg" draw:style-name="a281" draw:name="Rectangle 4">
          <svg:title/>
          <svg:desc/>
          <text:p text:style-name="a280" text:class-names="" text:cond-style-name=""><text:span text:style-name="a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65" draw:layer="Master1-bg" draw:style-name="a216" draw:name="AutoShape 5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66">
        <svg:title/>
        <svg:desc/>
        <draw:custom-shape svg:x="0.66667in" svg:y="2.16667in" svg:width="7.66667in" svg:height="0.34722in" draw:id="id76" draw:layer="Master1-bg" draw:style-name="a272" draw:name="AutoShape 12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77" draw:layer="Master1-bg" draw:style-name="a275" draw:name="AutoShape 20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67" draw:layer="Master1-bg" draw:style-name="a217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68" presentation:style-name="a220" draw:name="Título 1" svg:x="0.68924in" svg:y="0.39931in" svg:width="8.625in" svg:height="1.44965in" presentation:class="title" presentation:placeholder="false">
        <draw:text-box>
          <text:p text:style-name="a219" text:class-names="" text:cond-style-name=""><text:span text:style-name="a218" text:class-names="">Clique para editar o título Mestre</text:span></text:p>
        </draw:text-box>
        <svg:title/>
        <svg:desc/>
      </draw:frame>
      <draw:frame draw:id="id69" presentation:style-name="a224" draw:name="Espaço Reservado para Texto 2" svg:x="0.68924in" svg:y="1.83854in" svg:width="4.2309in" svg:height="0.9010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que para editar os estilos de texto Mestres</text:span></text:p>
            </text:list-item>
          </text:list>
        </draw:text-box>
        <svg:title/>
        <svg:desc/>
      </draw:frame>
      <draw:frame draw:id="id70" presentation:style-name="a240" draw:name="Espaço Reservado para Conteúdo 3" svg:x="0.68924in" svg:y="2.73958in" svg:width="4.2309in" svg:height="4.02951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que para editar os estilos de texto Mestr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44" draw:name="Espaço Reservado para Texto 4" svg:x="5.0625in" svg:y="1.83854in" svg:width="4.25174in" svg:height="0.90104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72" presentation:style-name="a260" draw:name="Espaço Reservado para Conteúdo 5" svg:x="5.0625in" svg:y="2.73958in" svg:width="4.25174in" svg:height="4.02951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 para editar os estilos de texto Mestr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í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63" draw:name="Rectangle 13" svg:x="7.66667in" svg:y="7.16667in" svg:width="2.08333in" svg:height="0.33333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74" presentation:style-name="a266" draw:name="Rectangle 14" svg:x="3.21181in" svg:y="7.14063in" svg:width="3.16667in" svg:height="0.3333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75" presentation:style-name="a269" draw:name="Rectangle 15" svg:x="0.09201in" svg:y="6.50347in" svg:width="0.64236in" svg:height="0.9687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82">
      <draw:g draw:name="Group 22" draw:id="id80">
        <svg:title/>
        <svg:desc/>
        <draw:custom-shape svg:x="0in" svg:y="0in" svg:width="0.83333in" svg:height="7.5in" draw:id="id90" draw:layer="Master1-bg" draw:style-name="a307" draw:name="Rectangle 3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91" draw:layer="Master1-bg" draw:style-name="a310" draw:name="Rectangle 4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81" draw:layer="Master1-bg" draw:style-name="a285" draw:name="AutoShape 5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82">
        <svg:title/>
        <svg:desc/>
        <draw:custom-shape svg:x="0.66667in" svg:y="2.16667in" svg:width="7.66667in" svg:height="0.34722in" draw:id="id88" draw:layer="Master1-bg" draw:style-name="a301" draw:name="AutoShape 12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89" draw:layer="Master1-bg" draw:style-name="a304" draw:name="AutoShape 20">
          <svg:title/>
          <svg:desc/>
          <text:p text:style-name="a303" text:class-names="" text:cond-style-name=""><text:span text:style-name="a3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83" draw:layer="Master1-bg" draw:style-name="a286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84" presentation:style-name="a289" draw:name="Título 1" svg:x="1in" svg:y="0.83333in" svg:width="8.75in" svg:height="1.25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85" presentation:style-name="a292" draw:name="Rectangle 13" svg:x="7.66667in" svg:y="7.16667in" svg:width="2.08333in" svg:height="0.33333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86" presentation:style-name="a295" draw:name="Rectangle 14" svg:x="3.21181in" svg:y="7.14063in" svg:width="3.16667in" svg:height="0.33333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87" presentation:style-name="a298" draw:name="Rectangle 15" svg:x="0.09201in" svg:y="6.50347in" svg:width="0.64236in" svg:height="0.9687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11">
      <draw:g draw:name="Group 22" draw:id="id92">
        <svg:title/>
        <svg:desc/>
        <draw:custom-shape svg:x="0in" svg:y="0in" svg:width="0.83333in" svg:height="7.5in" draw:id="id101" draw:layer="Master1-bg" draw:style-name="a333" draw:name="Rectangle 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02" draw:layer="Master1-bg" draw:style-name="a336" draw:name="Rectangle 4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93" draw:layer="Master1-bg" draw:style-name="a314" draw:name="AutoShape 5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94">
        <svg:title/>
        <svg:desc/>
        <draw:custom-shape svg:x="0.66667in" svg:y="2.16667in" svg:width="7.66667in" svg:height="0.34722in" draw:id="id99" draw:layer="Master1-bg" draw:style-name="a327" draw:name="AutoShape 12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00" draw:layer="Master1-bg" draw:style-name="a330" draw:name="AutoShape 20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95" draw:layer="Master1-bg" draw:style-name="a315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96" presentation:style-name="a318" draw:name="Rectangle 13" svg:x="7.66667in" svg:y="7.16667in" svg:width="2.08333in" svg:height="0.33333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97" presentation:style-name="a321" draw:name="Rectangle 14" svg:x="3.21181in" svg:y="7.14063in" svg:width="3.16667in" svg:height="0.33333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98" presentation:style-name="a324" draw:name="Rectangle 15" svg:x="0.09201in" svg:y="6.50347in" svg:width="0.64236in" svg:height="0.9687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7">
      <draw:g draw:name="Group 22" draw:id="id103">
        <svg:title/>
        <svg:desc/>
        <draw:custom-shape svg:x="0in" svg:y="0in" svg:width="0.83333in" svg:height="7.5in" draw:id="id115" draw:layer="Master1-bg" draw:style-name="a382" draw:name="Rectangle 3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16" draw:layer="Master1-bg" draw:style-name="a385" draw:name="Rectangle 4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04" draw:layer="Master1-bg" draw:style-name="a340" draw:name="AutoShape 5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105">
        <svg:title/>
        <svg:desc/>
        <draw:custom-shape svg:x="0.66667in" svg:y="2.16667in" svg:width="7.66667in" svg:height="0.34722in" draw:id="id113" draw:layer="Master1-bg" draw:style-name="a376" draw:name="AutoShape 1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14" draw:layer="Master1-bg" draw:style-name="a379" draw:name="AutoShape 20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06" draw:layer="Master1-bg" draw:style-name="a341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107" presentation:style-name="a344" draw:name="Título 1" svg:x="0.68924in" svg:y="0.5in" svg:width="3.22569in" svg:height="1.75in" presentation:class="title" presentation:placeholder="false">
        <draw:text-box>
          <text:p text:style-name="a343" text:class-names="" text:cond-style-name=""><text:span text:style-name="a342" text:class-names="">Clique para editar o título Mestre</text:span></text:p>
        </draw:text-box>
        <svg:title/>
        <svg:desc/>
      </draw:frame>
      <draw:frame draw:id="id108" presentation:style-name="a360" draw:name="Espaço Reservado para Conteúdo 2" svg:x="4.25174in" svg:y="1.07986in" svg:width="5.0625in" svg:height="5.32986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que para editar os estilos de texto Mestr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gundo ní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364" draw:name="Espaço Reservado para Texto 3" svg:x="0.68924in" svg:y="2.25in" svg:width="3.22569in" svg:height="4.168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 para editar os estilos de texto Mestres</text:span></text:p>
            </text:list-item>
          </text:list>
        </draw:text-box>
        <svg:title/>
        <svg:desc/>
      </draw:frame>
      <draw:frame draw:id="id110" presentation:style-name="a367" draw:name="Rectangle 13" svg:x="7.66667in" svg:y="7.16667in" svg:width="2.08333in" svg:height="0.33333in" presentation:class="date-time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111" presentation:style-name="a370" draw:name="Rectangle 14" svg:x="3.21181in" svg:y="7.14063in" svg:width="3.16667in" svg:height="0.33333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2" presentation:style-name="a373" draw:name="Rectangle 15" svg:x="0.09201in" svg:y="6.50347in" svg:width="0.64236in" svg:height="0.96875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86">
      <draw:g draw:name="Group 22" draw:id="id117">
        <svg:title/>
        <svg:desc/>
        <draw:custom-shape svg:x="0in" svg:y="0in" svg:width="0.83333in" svg:height="7.5in" draw:id="id129" draw:layer="Master1-bg" draw:style-name="a418" draw:name="Rectangle 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30" draw:layer="Master1-bg" draw:style-name="a421" draw:name="Rectangle 4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18" draw:layer="Master1-bg" draw:style-name="a389" draw:name="AutoShape 5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119">
        <svg:title/>
        <svg:desc/>
        <draw:custom-shape svg:x="0.66667in" svg:y="2.16667in" svg:width="7.66667in" svg:height="0.34722in" draw:id="id127" draw:layer="Master1-bg" draw:style-name="a412" draw:name="AutoShape 12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28" draw:layer="Master1-bg" draw:style-name="a415" draw:name="AutoShape 20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20" draw:layer="Master1-bg" draw:style-name="a390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121" presentation:style-name="a393" draw:name="Título 1" svg:x="0.68924in" svg:y="0.5in" svg:width="3.22569in" svg:height="1.75in" presentation:class="title" presentation:placeholder="false">
        <draw:text-box>
          <text:p text:style-name="a392" text:class-names="" text:cond-style-name=""><text:span text:style-name="a391" text:class-names="">Clique para editar o título Mestre</text:span></text:p>
        </draw:text-box>
        <svg:title/>
        <svg:desc/>
      </draw:frame>
      <draw:frame draw:id="id122" presentation:style-name="a396" draw:name="Espaço Reservado para Imagem 2" svg:x="4.25174in" svg:y="1.07986in" svg:width="5.0625in" svg:height="5.32986in" presentation:class="graphic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23" presentation:style-name="a400" draw:name="Espaço Reservado para Texto 3" svg:x="0.68924in" svg:y="2.25in" svg:width="3.22569in" svg:height="4.1684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que para editar os estilos de texto Mestres</text:span></text:p>
            </text:list-item>
          </text:list>
        </draw:text-box>
        <svg:title/>
        <svg:desc/>
      </draw:frame>
      <draw:frame draw:id="id124" presentation:style-name="a403" draw:name="Rectangle 13" svg:x="7.66667in" svg:y="7.16667in" svg:width="2.08333in" svg:height="0.33333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25" presentation:style-name="a406" draw:name="Rectangle 14" svg:x="3.21181in" svg:y="7.14063in" svg:width="3.16667in" svg:height="0.33333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26" presentation:style-name="a409" draw:name="Rectangle 15" svg:x="0.09201in" svg:y="6.50347in" svg:width="0.64236in" svg:height="0.96875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422">
      <draw:g draw:name="Group 22" draw:id="id131">
        <svg:title/>
        <svg:desc/>
        <draw:custom-shape svg:x="0in" svg:y="0in" svg:width="0.83333in" svg:height="7.5in" draw:id="id142" draw:layer="Master1-bg" draw:style-name="a463" draw:name="Rectangle 3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43" draw:layer="Master1-bg" draw:style-name="a466" draw:name="Rectangle 4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32" draw:layer="Master1-bg" draw:style-name="a425" draw:name="AutoShap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133">
        <svg:title/>
        <svg:desc/>
        <draw:custom-shape svg:x="0.66667in" svg:y="2.16667in" svg:width="7.66667in" svg:height="0.34722in" draw:id="id140" draw:layer="Master1-bg" draw:style-name="a457" draw:name="AutoShape 12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41" draw:layer="Master1-bg" draw:style-name="a460" draw:name="AutoShape 20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34" draw:layer="Master1-bg" draw:style-name="a426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135" presentation:style-name="a429" draw:name="Título 1" svg:x="1in" svg:y="0.83333in" svg:width="8.75in" svg:height="1.25in" presentation:class="title" presentation:placeholder="false">
        <draw:text-box>
          <text:p text:style-name="a428" text:class-names="" text:cond-style-name=""><text:span text:style-name="a427" text:class-names="">Clique para editar o título Mestre</text:span></text:p>
        </draw:text-box>
        <svg:title/>
        <svg:desc/>
      </draw:frame>
      <draw:frame draw:id="id136" presentation:style-name="a445" draw:name="Espaço Reservado para Texto Vertical 2" svg:x="1in" svg:y="2.58333in" svg:width="8.75in" svg:height="4.08333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que para editar os estilos de texto Mestr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gundo ní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448" draw:name="Rectangle 13" svg:x="7.66667in" svg:y="7.16667in" svg:width="2.08333in" svg:height="0.33333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38" presentation:style-name="a451" draw:name="Rectangle 14" svg:x="3.21181in" svg:y="7.14063in" svg:width="3.16667in" svg:height="0.33333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39" presentation:style-name="a454" draw:name="Rectangle 15" svg:x="0.09201in" svg:y="6.50347in" svg:width="0.64236in" svg:height="0.96875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467">
      <draw:g draw:name="Group 22" draw:id="id144">
        <svg:title/>
        <svg:desc/>
        <draw:custom-shape svg:x="0in" svg:y="0in" svg:width="0.83333in" svg:height="7.5in" draw:id="id155" draw:layer="Master1-bg" draw:style-name="a508" draw:name="Rectangle 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56" draw:layer="Master1-bg" draw:style-name="a511" draw:name="Rectangl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45" draw:layer="Master1-bg" draw:style-name="a470" draw:name="AutoShape 5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 draw:id="id146">
        <svg:title/>
        <svg:desc/>
        <draw:custom-shape svg:x="0.66667in" svg:y="2.16667in" svg:width="7.66667in" svg:height="0.34722in" draw:id="id153" draw:layer="Master1-bg" draw:style-name="a502" draw:name="AutoShape 1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0.25in" svg:y="2.16667in" svg:width="0.43056in" svg:height="0.34896in" draw:id="id154" draw:layer="Master1-bg" draw:style-name="a505" draw:name="AutoShape 20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47" draw:layer="Master1-bg" draw:style-name="a471" draw:name="image1.png" svg:x="7.91146in" svg:y="0in" svg:width="2.08854in" svg:height="1.23785in" style:rel-width="scale" style:rel-height="scale">
        <draw:image xlink:href="media/image1.png" xlink:type="simple" xlink:show="embed" xlink:actuate="onLoad"/>
        <svg:title/>
        <svg:desc/>
      </draw:frame>
      <draw:frame draw:id="id148" presentation:style-name="a474" draw:name="Título Vertical 1" svg:x="7.5625in" svg:y="0.83333in" svg:width="2.1875in" svg:height="5.83333in" presentation:class="title" presentation:placeholder="false">
        <draw:text-box>
          <text:p text:style-name="a473" text:class-names="" text:cond-style-name=""><text:span text:style-name="a472" text:class-names="">Clique para editar o título Mestre</text:span></text:p>
        </draw:text-box>
        <svg:title/>
        <svg:desc/>
      </draw:frame>
      <draw:frame draw:id="id149" presentation:style-name="a490" draw:name="Espaço Reservado para Texto Vertical 2" svg:x="1in" svg:y="0.83333in" svg:width="6.39583in" svg:height="5.8333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que para editar os estilos de texto Mestr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gundo ní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493" draw:name="Rectangle 13" svg:x="7.66667in" svg:y="7.16667in" svg:width="2.08333in" svg:height="0.33333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51" presentation:style-name="a496" draw:name="Rectangle 14" svg:x="3.21181in" svg:y="7.14063in" svg:width="3.16667in" svg:height="0.33333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152" presentation:style-name="a499" draw:name="Rectangle 15" svg:x="0.09201in" svg:y="6.50347in" svg:width="0.64236in" svg:height="0.96875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>Ademir Luiz do Prado</dc:creator>
    <meta:creation-date>2006-08-22T03:54:35Z</meta:creation-date>
    <dc:date>2019-06-07T18:40:14Z</dc:date>
    <meta:print-date>1601-01-01T00:00:00Z</meta:print-date>
    <meta:template xlink:href="file:///C:/Arquivos%20de%20programas/Microsoft%20Office/Templates/Estruturas%20de%20apresentação/Capsulas.pot" xlink:type="simple"/>
    <meta:editing-cycles>31</meta:editing-cycles>
    <meta:editing-duration>PT213540S</meta:editing-duration>
    <meta:document-statistic meta:paragraph-count="30" meta:word-count="69"/>
  </office:meta>
</office:document-meta>
</file>